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3.2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d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12P1Q1P</text:p>
          </table:table-cell>
          <table:table-cell office:value-type="string" calcext:value-type="string">
            <text:p>In your opinion, what makes a briefing effective?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12P1Q1FU</text:p>
          </table:table-cell>
          <table:table-cell office:value-type="string" calcext:value-type="string">
            <text:p>If necessary: Please tell me what you do inside the aircraft before a fligh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12P1Q2P</text:p>
          </table:table-cell>
          <table:table-cell office:value-type="string" calcext:value-type="string">
            <text:p>What was the most difficult situation you have had in a flight?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12P1Q2FU</text:p>
          </table:table-cell>
          <table:table-cell office:value-type="string" calcext:value-type="string">
            <text:p>If necessary: Do you think you acted in the best way you could?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12P1Q3P</text:p>
          </table:table-cell>
          <table:table-cell office:value-type="string" calcext:value-type="string">
            <text:p>Could you describe me the airport you operate at the most?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12P1Q3FU</text:p>
          </table:table-cell>
          <table:table-cell office:value-type="string" calcext:value-type="string">
            <text:p>If necessary: Tell me about your experience at that airport.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</text:p>
          </table:table-cell>
        </table:table-row>
      </table:table>
      <table:table table:name="Questõe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12P1Q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12P1Q2</text:p>
          </table:table-cell>
        </table:table-row>
      </table:table>
      <table:table table:name="Tag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es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ss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utu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mergency Lan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di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ief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normal situ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irport Descriptio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tegoriaTag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m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po verbal</text:p>
          </table:table-cell>
        </table:table-row>
      </table:table>
      <table:table table:name="Planilha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0:58:48.7980164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7:12:08.605472650</meta:creation-date>
    <dc:date>2022-06-22T12:16:39.217115802</dc:date>
    <meta:editing-duration>PT1H25M11S</meta:editing-duration>
    <meta:editing-cycles>4</meta:editing-cycles>
    <meta:generator>LibreOffice/6.4.7.2$Linux_X86_64 LibreOffice_project/40$Build-2</meta:generator>
    <meta:document-statistic meta:table-count="5" meta:cell-count="72" meta:object-count="0"/>
  </office:meta>
</office:document-meta>
</file>